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126cm" fo:min-width="7.35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449cm" fo:min-width="7.35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7.358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be3f7e"/>
      <style:paragraph-properties fo:text-align="center"/>
      <style:text-properties fo:font-size="26pt"/>
    </style:style>
    <style:style style:name="P3" style:family="paragraph">
      <loext:graphic-properties draw:fill-color="#808080"/>
      <style:paragraph-properties fo:text-align="center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7.858cm" svg:height="2.376cm" svg:x="1.191cm" svg:y="3.195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.191cm" svg:y="8.647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.191cm" svg:y="13.695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.191cm" svg:y="5.921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.858cm" svg:height="2.376cm" svg:x="10.042cm" svg:y="3.196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0.042cm" svg:y="8.648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0.042cm" svg:y="13.696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0.042cm" svg:y="5.922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7.858cm" svg:height="2.376cm" svg:x="18.891cm" svg:y="3.195cm">
              <text:p text:style-name="P1">Web Application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7.858cm" svg:height="4.699cm" svg:x="18.891cm" svg:y="8.647cm">
              <text:p text:style-name="P1">Operating System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858cm" svg:height="4.699cm" svg:x="18.891cm" svg:y="13.695cm">
              <text:p text:style-name="P1">Hardware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7.858cm" svg:height="2.376cm" svg:x="18.891cm" svg:y="5.921cm">
              <text:p text:style-name="P1">Servic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7-18T15:22:12.961383950</dc:date>
    <meta:editing-duration>PT18M35S</meta:editing-duration>
    <meta:editing-cycles>9</meta:editing-cycles>
    <meta:generator>LibreOffice/5.3.4.2$Linux_X86_64 LibreOffice_project/30m0$Build-2</meta:generator>
    <meta:document-statistic meta:object-count="14"/>
  </office:meta>
</office:document-meta>
</file>